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Sans" svg:font-family="'Hiragin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Blue_5f_Curve1-outline1">
      <style:graphic-properties fo:min-height="5.576cm"/>
      <style:paragraph-properties style:writing-mode="lr-tb"/>
    </style:style>
    <style:style style:name="pr3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draw:style-name="gr1" draw:text-style-name="P1" draw:layer="layout" svg:width="12.065cm" svg:height="0.962cm" svg:x="2.54cm" svg:y="2.54cm">
          <draw:text-box>
            <text:p>This is a template without marker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2" draw:text-style-name="P3" draw:layer="layout" svg:width="26cm" svg:height="10cm" svg:x="1cm" svg:y="3cm" presentation:class="outline">
          <draw:text-box>
            <text:list text:style-name="L2">
              <text:list-item>
                <text:p text:style-name="P3">Page 2</text:p>
              </text:list-item>
              <text:list-item>
                <text:p text:style-name="P3">Page 3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Hiragino Sans" svg:font-family="'Hiragino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0-12-11T16:29:58.829683305</meta:creation-date>
    <meta:editing-duration>PT1M12S</meta:editing-duration>
    <meta:editing-cycles>2</meta:editing-cycles>
    <meta:generator>LibreOffice/7.0.3.1$MacOSX_X86_64 LibreOffice_project/d7547858d014d4cf69878db179d326fc3483e082</meta:generator>
    <dc:title>Blue Curve</dc:title>
    <dc:date>2020-12-11T16:31:11.010994218</dc:date>
    <meta:document-statistic meta:object-count="41"/>
  </office:meta>
</office:document-meta>
</file>